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taBinder.adaptEmptyArrayIndices( MutablePropertyValues mpv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taBinder.doBind( MutablePropertyValues mpv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taBinder.checkFieldMarkers( MutablePropertyValues mpv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taBinder.checkFieldDefaults( MutablePropertyValues mpv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taBinder.bindMultipart( Map &lt; String , List &lt; MultipartFile &gt; &gt; multipartFiles , MutablePropertyValues mpv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DataBinder.isBindEmptyMultipar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setBindEmptyMultipartFiles( boolean bindEmptyMultipart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getFieldMarker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getFieldDefaul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setFieldMarkerPrefix( @ Nullable String fieldMarke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WebDataBinder(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WebDataBinder(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getEmptyValue( String field , @ Nullable Class &lt; ? &gt; fiel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setFieldDefaultPrefix( @ Nullable String fieldDefaul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taBinder.getEmptyValue( Class &lt; ? &gt; field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